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54cm" svg:y1="6.62cm" svg:x2="3.54cm" svg:y2="1cm">
          <text:p/>
        </draw:line>
        <draw:connector draw:style-name="gr2" draw:text-style-name="P1" draw:layer="layout" draw:type="line" svg:x1="3.54cm" svg:y1="3.81cm" svg:x2="5.334cm" svg:y2="3.819cm" draw:start-shape="id1" draw:start-glue-point="1" svg:d="M3540 3810l1794 9" svg:viewBox="0 0 1795 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none" draw:fill-gradient-name="Gradient_20_7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7-03-26T10:37:13.568685336</meta:creation-date>
    <dc:date>2017-03-26T10:42:32.710512308</dc:date>
    <dc:creator>Stephen Sefick</dc:creator>
    <meta:editing-duration>PT5M19S</meta:editing-duration>
    <meta:editing-cycles>2</meta:editing-cycles>
    <meta:generator>LibreOffice/5.0.6.2$Linux_X86_64 LibreOffice_project/00$Build-2</meta:generator>
    <meta:document-statistic meta:object-count="2"/>
  </office:meta>
</office:document-meta>
</file>